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e114" officeooo:paragraph-rsid="0005e114"/>
    </style:style>
    <style:style style:name="P2" style:family="paragraph" style:parent-style-name="Text_20_body" style:list-style-name="L1">
      <style:text-properties officeooo:rsid="00004732" officeooo:paragraph-rsid="00004732"/>
    </style:style>
    <style:style style:name="P3" style:family="paragraph" style:parent-style-name="Text_20_body" style:list-style-name="L1">
      <style:text-properties officeooo:rsid="0005c0db" officeooo:paragraph-rsid="0005c0db"/>
    </style:style>
    <style:style style:name="P4" style:family="paragraph" style:parent-style-name="Text_20_body" style:list-style-name="L2">
      <style:text-properties officeooo:rsid="00046022" officeooo:paragraph-rsid="00046022"/>
    </style:style>
    <style:style style:name="P5" style:family="paragraph" style:parent-style-name="Text_20_body" style:list-style-name="L3">
      <style:text-properties officeooo:paragraph-rsid="0005e114"/>
    </style:style>
    <style:style style:name="P6" style:family="paragraph" style:parent-style-name="Text_20_body" style:list-style-name="L1">
      <style:text-properties officeooo:rsid="00069a6c" officeooo:paragraph-rsid="00069a6c"/>
    </style:style>
    <style:style style:name="P7" style:family="paragraph" style:parent-style-name="Text_20_body" style:list-style-name="L3">
      <style:text-properties officeooo:rsid="00069a6c" officeooo:paragraph-rsid="00069a6c"/>
    </style:style>
    <style:style style:name="P8" style:family="paragraph" style:parent-style-name="Text_20_body" style:list-style-name="L4">
      <style:text-properties officeooo:rsid="00069a6c" officeooo:paragraph-rsid="00069a6c"/>
    </style:style>
    <style:style style:name="P9" style:family="paragraph" style:parent-style-name="Text_20_body" style:list-style-name="L4">
      <style:text-properties officeooo:paragraph-rsid="0007bf9d"/>
    </style:style>
    <style:style style:name="T1" style:family="text">
      <style:text-properties style:font-name="Source Code Pro"/>
    </style:style>
    <style:style style:name="T2" style:family="text">
      <style:text-properties style:font-name="Source Code Pro" style:text-overline-style="solid" style:text-overline-width="auto" style:text-overline-color="font-color"/>
    </style:style>
    <style:style style:name="T3" style:family="text">
      <style:text-properties officeooo:rsid="00069a6c"/>
    </style:style>
    <style:style style:name="T4" style:family="text">
      <style:text-properties officeooo:rsid="0005e114"/>
    </style:style>
    <style:style style:name="T5" style:family="text">
      <style:text-properties officeooo:rsid="0007bf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nk-434 Design Notes</text:p>
      <text:h text:style-name="Heading_20_1" text:outline-level="1">Microcontroller interface</text:h>
      <text:list xml:id="list2119169030" text:style-name="L1">
        <text:list-item>
          <text:p text:style-name="P2">The microcontroller is a Silicon Labs EFM8UB3 device. This has an 8051-compatible core, 40K of flash and 3328 bytes of RAM (256 internal, 2K external, 1K USB buffers).</text:p>
        </text:list-item>
        <text:list-item>
          <text:p text:style-name="P2">Two GPIOs go to LEDs, one to a momentary contact switch: <text:span text:style-name="T3">the switch is attached to pin P2.0, which is also used by the USB bootloader to decide when to enter bootloader mode. If P2.0 is held closed at POR, then the bootloader is activated. By wiring the switch to P2.0, we can use this as a failsafe to activate the bootloader at POR, while using the pin as a normal GPIO once the application code is started.</text:span></text:p>
        </text:list-item>
        <text:list-item>
          <text:p text:style-name="P2">A UART connection is brought out to a header for mounting the Link-434 on the main Mini-Mapper board, and the EFM8UB3’s USB connection is used for connecting the Link-434 to a PC.</text:p>
        </text:list-item>
        <text:list-item>
          <text:p text:style-name="P6">Three GPIOs are used to manage the custom serial interface to the MAX7032 configuration registers.</text:p>
        </text:list-item>
        <text:list-item>
          <text:p text:style-name="P2">Three GPIOs are used to connect to the <text:span text:style-name="T1">ENABLE</text:span>, <text:span text:style-name="T1">T/</text:span><text:span text:style-name="T2">R</text:span> and <text:span text:style-name="T1">DATA</text:span> pins on the MAX7032.</text:p>
        </text:list-item>
        <text:list-item>
          <text:p text:style-name="P3">The EFM8UB3 is clocked from its internal 48 MHz oscillator, with USB clock recovery to improve frequency accuracy when connected to USB. (When not connected to USB, the clock has 1.5% frequency accuracy, which should be good enough.)</text:p>
        </text:list-item>
      </text:list>
      <text:h text:style-name="Heading_20_1" text:outline-level="1">Transceiver interface</text:h>
      <text:list xml:id="list2414827161" text:style-name="L2">
        <text:list-item>
          <text:p text:style-name="P4">The 434 M<text:span text:style-name="T3">H</text:span>z transceiver is a Maxim MAX7032 device. This has a <text:span text:style-name="T3">custom 3-wire serial </text:span>configuration interface, a 3-pin custom interface for data transmission and reception, and requires only external passives and an antenna.</text:p>
        </text:list-item>
        <text:list-item>
          <text:p text:style-name="P4">The passive components needed to support the MAX7032 are taken directly from the device datasheet.</text:p>
        </text:list-item>
      </text:list>
      <text:h text:style-name="Heading_20_1" text:outline-level="1">Power</text:h>
      <text:list xml:id="list3425592410" text:style-name="L4">
        <text:list-item>
          <text:p text:style-name="P8">Both the MAX7032 and the EFM8UB3 run off 3.3V.</text:p>
        </text:list-item>
        <text:list-item>
          <text:p text:style-name="P8">The EFM8UB3 has an internal LDO to convert a USB 5V supply to 3.3V and provide this for system power on the EFM8UB3’s VDD pin.</text:p>
        </text:list-item>
        <text:list-item>
          <text:p text:style-name="P8">There are two modes of operation: USB-powered, in which case the 3.3V supply for the MAX7032 is supplied from the EFM8UB3’s internal regulator; header-powered, where the 3.3V supply for the MAX7032 and EFM8UB3 is supplied via a 0.1” header.</text:p>
        </text:list-item>
        <text:list-item>
          <text:p text:style-name="P9"><text:soft-page-break/><text:span text:style-name="T5">When running in header-powered mode, the VBUS and VDD pins of the EFM8UB3 should be shorted together. For simplicity, this is done with a jumper.</text:span></text:p>
        </text:list-item>
      </text:list>
      <text:h text:style-name="Heading_20_1" text:outline-level="1">Microcontroller programming</text:h>
      <text:list xml:id="list930979538" text:style-name="L3">
        <text:list-item>
          <text:p text:style-name="P7">Programming of the EFM8UB3 is done using the USB bootloader loaded into EFM8UB3 devices at the factory. The C2 programming interface signals are not used.</text:p>
        </text:list-item>
        <text:list-item>
          <text:p text:style-name="P5"><text:span text:style-name="T3">Using the</text:span><text:span text:style-name="T4"> USB bootloader means no debugging on the Link-434 itself, but </text:span><text:span text:style-name="T3">most of the software will be </text:span><text:span text:style-name="T4">develop</text:span><text:span text:style-name="T3">ed </text:span><text:span text:style-name="T4">on the Thunderboard dev board </text:span><text:span text:style-name="T3">with a MAX7032 simulator so </text:span><text:span text:style-name="T4">this </text:span><text:span text:style-name="T3">should be </text:span><text:span text:style-name="T4">OK. </text:span><text:span text:style-name="T3">Once the USB interface to the EFM8UB3 is set up, it can be used for printf debugging.</text:span></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6T13:40:03.362577377</meta:creation-date>
    <dc:date>2020-10-19T21:49:34.633577864</dc:date>
    <meta:editing-duration>PT1H12M17S</meta:editing-duration>
    <meta:editing-cycles>7</meta:editing-cycles>
    <meta:generator>LibreOffice/7.0.2.2$Linux_X86_64 LibreOffice_project/00$Build-2</meta:generator>
    <meta:document-statistic meta:table-count="0" meta:image-count="0" meta:object-count="0" meta:page-count="2" meta:paragraph-count="19" meta:word-count="457" meta:character-count="2586" meta:non-whitespace-character-count="2166"/>
  </office:meta>
</office:document-meta>
</file>